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7.874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6.867cm"/>
    </style:style>
    <style:style style:name="co7" style:family="table-column">
      <style:table-column-properties fo:break-before="auto" style:column-width="42.1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zoomee</text:p>
          </table:table-cell>
          <table:table-cell office:value-type="string" calcext:value-type="string">
            <text:p>Longitudezoome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Propriétai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nnée de découverte/création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533" calcext:value-type="float">
            <text:p>533</text:p>
          </table:table-cell>
          <table:table-cell office:value-type="float" office:value="752" calcext:value-type="float">
            <text:p>75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ier0</text:p>
          </table:table-cell>
          <table:table-cell office:value-type="string" calcext:value-type="string">
            <text:p>Eriador</text:p>
          </table:table-cell>
          <table:table-cell table:number-columns-repeated="3"/>
          <table:table-cell office:value-type="string" calcext:value-type="string">
            <text:p>Angmar</text:p>
          </table:table-cell>
          <table:table-cell office:value-type="string" calcext:value-type="string">
            <text:p>Le roi-sorcier et seigneur nazgul</text:p>
          </table:table-cell>
          <table:table-cell/>
          <table:table-cell office:value-type="float" office:value="5400" calcext:value-type="float">
            <text:p>5400</text:p>
          </table:table-cell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float" office:value="533" calcext:value-type="float">
            <text:p>533</text:p>
          </table:table-cell>
          <table:table-cell office:value-type="float" office:value="350" calcext:value-type="float">
            <text:p>35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Au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u roi-sorcier</text:p>
          </table:table-cell>
          <table:table-cell office:value-type="string" calcext:value-type="string">
            <text:p>Le roi-sorcier et seigneur nazgul</text:p>
          </table:table-cell>
          <table:table-cell office:value-type="string" calcext:value-type="string">
            <text:p>Auberge sur la chaîne de montagne ouest de l'ouest d'angmar </text:p>
          </table:table-cell>
          <table:table-cell office:value-type="float" office:value="5402" calcext:value-type="float">
            <text:p>5402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office:value-type="float" office:value="430" calcext:value-type="float">
            <text:p>43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u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u conseiller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Fait face à l'auberge du roi-sorcier</text:p>
          </table:table-cell>
          <table:table-cell office:value-type="float" office:value="5411" calcext:value-type="float">
            <text:p>5411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580" calcext:value-type="float">
            <text:p>58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u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 l'exil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e auberge dans les terres inflexibles</text:p>
          </table:table-cell>
          <table:table-cell office:value-type="float" office:value="5402" calcext:value-type="float">
            <text:p>5402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537" calcext:value-type="float">
            <text:p>537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Ca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u centre-angmar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Campement balchorth</text:p>
          </table:table-cell>
          <table:table-cell office:value-type="string" calcext:value-type="string">
            <text:p>???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521" calcext:value-type="float">
            <text:p>521</text:p>
          </table:table-cell>
          <table:table-cell office:value-type="float" office:value="323" calcext:value-type="float">
            <text:p>32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Ca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clandestin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Campement de mercenaires</text:p>
          </table:table-cell>
          <table:table-cell office:value-type="string" calcext:value-type="string">
            <text:p>???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521" calcext:value-type="float">
            <text:p>521</text:p>
          </table:table-cell>
          <table:table-cell office:value-type="float" office:value="438" calcext:value-type="float">
            <text:p>438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Ca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clandestin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Campement de mercenaires</text:p>
          </table:table-cell>
          <table:table-cell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531" calcext:value-type="float">
            <text:p>531</text:p>
          </table:table-cell>
          <table:table-cell office:value-type="float" office:value="329" calcext:value-type="float">
            <text:p>329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F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l'Ekc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e forêt dense dans les montagnes </text:p>
          </table:table-cell>
          <table:table-cell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538" calcext:value-type="float">
            <text:p>538</text:p>
          </table:table-cell>
          <table:table-cell office:value-type="float" office:value="655" calcext:value-type="float">
            <text:p>655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Fo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u Maethad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e forêt de plaine où des voleurs se cachent</text:p>
          </table:table-cell>
          <table:table-cell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538" calcext:value-type="float">
            <text:p>538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M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de Gorothlad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La plus grande montagne d'Angmar</text:p>
          </table:table-cell>
          <table:table-cell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537" calcext:value-type="float">
            <text:p>537</text:p>
          </table:table-cell>
          <table:table-cell office:value-type="float" office:value="359" calcext:value-type="float">
            <text:p>359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L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Angmar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e location de chevaux</text:p>
          </table:table-cell>
          <table:table-cell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535" calcext:value-type="float">
            <text:p>535</text:p>
          </table:table-cell>
          <table:table-cell office:value-type="float" office:value="577" calcext:value-type="float">
            <text:p>57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Lo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Location de chevaux</text:p>
          </table:table-cell>
          <table:table-cell office:value-type="string" calcext:value-type="string">
            <text:p>Location Hithaeglir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e location de chevaux</text:p>
          </table:table-cell>
          <table:table-cell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office:value-type="float" office:value="546" calcext:value-type="float">
            <text:p>54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mana</text:p>
          </table:table-cell>
          <table:table-cell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521" calcext:value-type="float">
            <text:p>521</text:p>
          </table:table-cell>
          <table:table-cell office:value-type="float" office:value="426" calcext:value-type="float">
            <text:p>42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Po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mana</text:p>
          </table:table-cell>
          <table:table-cell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535" calcext:value-type="float">
            <text:p>535</text:p>
          </table:table-cell>
          <table:table-cell office:value-type="float" office:value="426" calcext:value-type="float">
            <text:p>426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Po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mana </text:p>
          </table:table-cell>
          <table:table-cell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532" calcext:value-type="float">
            <text:p>532</text:p>
          </table:table-cell>
          <table:table-cell office:value-type="float" office:value="450" calcext:value-type="float">
            <text:p>45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Ho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vie</text:p>
          </table:table-cell>
          <table:table-cell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534" calcext:value-type="float">
            <text:p>534</text:p>
          </table:table-cell>
          <table:table-cell office:value-type="float" office:value="434" calcext:value-type="float">
            <text:p>434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Ho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vie</text:p>
          </table:table-cell>
          <table:table-cell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535" calcext:value-type="float">
            <text:p>535</text:p>
          </table:table-cell>
          <table:table-cell office:value-type="float" office:value="534" calcext:value-type="float">
            <text:p>534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Ho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vie</text:p>
          </table:table-cell>
          <table:table-cell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537" calcext:value-type="float">
            <text:p>537</text:p>
          </table:table-cell>
          <table:table-cell office:value-type="float" office:value="637" calcext:value-type="float">
            <text:p>637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Ho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Angmar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Nazguls</text:p>
          </table:table-cell>
          <table:table-cell office:value-type="string" calcext:value-type="string">
            <text:p>Un puits de vie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6" calcext:value-type="float">
            <text:p>536</text:p>
          </table:table-cell>
          <table:table-cell office:value-type="float" office:value="578" calcext:value-type="float">
            <text:p>578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Vier1</text:p>
          </table:table-cell>
          <table:table-cell office:value-type="string" calcext:value-type="string">
            <text:p>Eriador</text:p>
          </table:table-cell>
          <table:table-cell table:number-columns-repeated="3"/>
          <table:table-cell office:value-type="string" calcext:value-type="string">
            <text:p>Comté</text:p>
          </table:table-cell>
          <table:table-cell table:number-columns-repeated="2"/>
          <table:table-cell office:value-type="float" office:value="7100" calcext:value-type="float">
            <text:p>7100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564" calcext:value-type="float">
            <text:p>564</text:p>
          </table:table-cell>
          <table:table-cell office:value-type="float" office:value="606" calcext:value-type="float">
            <text:p>606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Au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u dragon vert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'auberge qui fait la réputation du village de Lezeau, ville théâtre de la plus grande bataille du Comté</text:p>
          </table:table-cell>
          <table:table-cell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574" calcext:value-type="float">
            <text:p>574</text:p>
          </table:table-cell>
          <table:table-cell office:value-type="float" office:value="630" calcext:value-type="float">
            <text:p>63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Ba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Bataille</text:p>
          </table:table-cell>
          <table:table-cell office:value-type="string" calcext:value-type="string">
            <text:p>Bataille de Lezeau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a plus grande bataille du Comté opposant les hommes de Saroumane contre les hobbits qui se révoltent contre l'oppression de celui-ci sous l'impulsion des quatres Hobbits de la fraternité de l'Anneau</text:p>
          </table:table-cell>
          <table:table-cell office:value-type="float" office:value="3019" calcext:value-type="float">
            <text:p>3019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552" calcext:value-type="float">
            <text:p>552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Fo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Bindbol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Il existe un véritable lieu en angleterre dont cette forêt est inspirée (Bindbole wood)</text:p>
          </table:table-cell>
          <table:table-cell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674" calcext:value-type="float">
            <text:p>674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Fo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s Champs verts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office:value-type="float" office:value="761" calcext:value-type="float">
            <text:p>761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Fo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s Champs du pont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es Champs du Pont sont situés entre Blancs Sillons et le Brandivin, le long du cours de l'Eau.</text:p>
          </table:table-cell>
          <table:table-cell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office:value-type="float" office:value="796" calcext:value-type="float">
            <text:p>796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o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maraisqu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541" calcext:value-type="float">
            <text:p>541</text:p>
          </table:table-cell>
          <table:table-cell office:value-type="float" office:value="529" calcext:value-type="float">
            <text:p>529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o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u bourg de touqu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560" calcext:value-type="float">
            <text:p>560</text:p>
          </table:table-cell>
          <table:table-cell office:value-type="float" office:value="654" calcext:value-type="float">
            <text:p>654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F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lezeau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565" calcext:value-type="float">
            <text:p>565</text:p>
          </table:table-cell>
          <table:table-cell office:value-type="float" office:value="356" calcext:value-type="float">
            <text:p>35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Fl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L'eau 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'eau est une rivière qui naît dans le quartier ouest du comté, le traverse et se jette à l'est dans le Beandivin. </text:p>
          </table:table-cell>
          <table:table-cell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582" calcext:value-type="float">
            <text:p>582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Vicom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Village de Lezeau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e Village de Lezeau a été théâtre de la plus grande bataille du comté</text:p>
          </table:table-cell>
          <table:table-cell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736" calcext:value-type="float">
            <text:p>73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Vicom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Blaireautièr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a bléreautière se siture à l'orée sud des villages de scarie</text:p>
          </table:table-cell>
          <table:table-cell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office:value-type="float" office:value="801" calcext:value-type="float">
            <text:p>801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icom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Blancs scillons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du quartier est</text:p>
          </table:table-cell>
          <table:table-cell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737" calcext:value-type="float">
            <text:p>7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Vicom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Gué du pont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du quartier est (aussi appellé Bollegué)</text:p>
          </table:table-cell>
          <table:table-cell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428" calcext:value-type="float">
            <text:p>428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Vicom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Bourdeneuv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du quartier ouest</text:p>
          </table:table-cell>
          <table:table-cell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Vicom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Bourg de touqu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Le village le plus ancien du comté</text:p>
          </table:table-cell>
          <table:table-cell/>
        </table:table-row>
        <table:table-row table:style-name="ro3">
          <table:table-cell office:value-type="float" office:value="573" calcext:value-type="float">
            <text:p>573</text:p>
          </table:table-cell>
          <table:table-cell office:value-type="float" office:value="559" calcext:value-type="float">
            <text:p>559</text:p>
          </table:table-cell>
          <table:table-cell office:value-type="float" office:value="814" calcext:value-type="float">
            <text:p>81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Vicom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Chateau brande</text:p>
          </table:table-cell>
          <table:table-cell office:value-type="string" calcext:value-type="string">
            <text:p>Hobbits </text:p>
          </table:table-cell>
          <table:table-cell office:value-type="string" calcext:value-type="string">
            <text:p>Village où habitait bilbon</text:p>
          </table:table-cell>
          <table:table-cell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569" calcext:value-type="float">
            <text:p>569</text:p>
          </table:table-cell>
          <table:table-cell office:value-type="float" office:value="815" calcext:value-type="float">
            <text:p>81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Vicom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(ancien) Village de follogis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innondé</text:p>
          </table:table-cell>
          <table:table-cell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542" calcext:value-type="float">
            <text:p>542</text:p>
          </table:table-cell>
          <table:table-cell office:value-type="float" office:value="756" calcext:value-type="float">
            <text:p>756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icom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Castelbois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du sud du Comté</text:p>
          </table:table-cell>
          <table:table-cell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532" calcext:value-type="float">
            <text:p>532</text:p>
          </table:table-cell>
          <table:table-cell office:value-type="float" office:value="803" calcext:value-type="float">
            <text:p>803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Vicom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Village du quartier est</text:p>
          </table:table-cell>
          <table:table-cell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534" calcext:value-type="float">
            <text:p>534</text:p>
          </table:table-cell>
          <table:table-cell office:value-type="float" office:value="407" calcext:value-type="float">
            <text:p>407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Vicom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Courtecave</text:p>
          </table:table-cell>
          <table:table-cell office:value-type="string" calcext:value-type="string">
            <text:p>Hobbits</text:p>
          </table:table-cell>
          <table:table-cell office:value-type="string" calcext:value-type="string">
            <text:p>Grotte où habitent certains anciens du Comté</text:p>
          </table:table-cell>
          <table:table-cell/>
        </table:table-row>
        <table:table-row table:style-name="ro4">
          <table:table-cell office:value-type="float" office:value="566" calcext:value-type="float">
            <text:p>566</text:p>
          </table:table-cell>
          <table:table-cell office:value-type="float" office:value="535" calcext:value-type="float">
            <text:p>535</text:p>
          </table:table-cell>
          <table:table-cell office:value-type="float" office:value="689" calcext:value-type="float">
            <text:p>68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Vicom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Trou des grizards</text:p>
          </table:table-cell>
          <table:table-cell office:value-type="string" calcext:value-type="string">
            <text:p>Hobbits</text:p>
          </table:table-cell>
          <table:table-cell table:style-name="ce1" office:value-type="string" calcext:value-type="string">
            <text:p>un hameau formé d’un réseau de cavernes et de tunnels. Sa position excentrée poussa probablement Fredegar Bolger et sa bande de rebelles à s’y réfugier quand Saruman prit le contrôle de la Comté, durant la Guerre de l'Anneau. </text:p>
          </table:table-cell>
          <table:table-cell/>
        </table:table-row>
        <table:table-row table:style-name="ro4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606" calcext:value-type="float">
            <text:p>606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Po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 de Lézeau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4"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740" calcext:value-type="float">
            <text:p>74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Po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4">
          <table:table-cell office:value-type="float" office:value="574" calcext:value-type="float">
            <text:p>574</text:p>
          </table:table-cell>
          <table:table-cell office:value-type="float" office:value="564" calcext:value-type="float">
            <text:p>564</text:p>
          </table:table-cell>
          <table:table-cell office:value-type="float" office:value="437" calcext:value-type="float">
            <text:p>437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Po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 des résidences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4">
          <table:table-cell office:value-type="float" office:value="564" calcext:value-type="float">
            <text:p>564</text:p>
          </table:table-cell>
          <table:table-cell office:value-type="float" office:value="574" calcext:value-type="float">
            <text:p>574</text:p>
          </table:table-cell>
          <table:table-cell office:value-type="float" office:value="582" calcext:value-type="float">
            <text:p>582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Ho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 de Lézeau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4"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461" calcext:value-type="float">
            <text:p>461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Ho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 des résidences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4"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738" calcext:value-type="float">
            <text:p>738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Ho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4">
          <table:table-cell office:value-type="float" office:value="574" calcext:value-type="float">
            <text:p>574</text:p>
          </table:table-cell>
          <table:table-cell office:value-type="float" office:value="587" calcext:value-type="float">
            <text:p>587</text:p>
          </table:table-cell>
          <table:table-cell office:value-type="float" office:value="803" calcext:value-type="float">
            <text:p>803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H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bbits</text:p>
          </table:table-cell>
          <table:table-cell table:style-name="ce1"/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office:value-type="float" office:value="816" calcext:value-type="float">
            <text:p>81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Vier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Comté</text:p>
          </table:table-cell>
          <table:table-cell table:number-columns-repeated="2"/>
          <table:table-cell office:value-type="string" calcext:value-type="string">
            <text:p>Enedwaith</text:p>
          </table:table-cell>
          <table:table-cell table:number-columns-repeated="2"/>
          <table:table-cell office:value-type="float" office:value="328" calcext:value-type="float">
            <text:p>328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541" calcext:value-type="float">
            <text:p>541</text:p>
          </table:table-cell>
          <table:table-cell office:value-type="float" office:value="432" calcext:value-type="float">
            <text:p>432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Vien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Maur Thlhau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Village hobbit</text:p>
          </table:table-cell>
          <table:table-cell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560" calcext:value-type="float">
            <text:p>560</text:p>
          </table:table-cell>
          <table:table-cell office:value-type="float" office:value="426" calcext:value-type="float">
            <text:p>426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Ca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Demeure du chasseur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Campement caché</text:p>
          </table:table-cell>
          <table:table-cell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565" calcext:value-type="float">
            <text:p>565</text:p>
          </table:table-cell>
          <table:table-cell office:value-type="float" office:value="730" calcext:value-type="float">
            <text:p>73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a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s géants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zone remplie de géants</text:p>
          </table:table-cell>
          <table:table-cell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 office:value-type="float" office:value="809" calcext:value-type="float">
            <text:p>809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Ba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Bataille</text:p>
          </table:table-cell>
          <table:table-cell office:value-type="string" calcext:value-type="string">
            <text:p>Bataille de Draigoch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bataille féroce contre un dragon</text:p>
          </table:table-cell>
          <table:table-cell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766" calcext:value-type="float">
            <text:p>766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Mo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Pic de Nar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La légende raconte qu'il y aurait un livre sacré dans une grotte au sommet de cette montagne</text:p>
          </table:table-cell>
          <table:table-cell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562" calcext:value-type="float">
            <text:p>562</text:p>
          </table:table-cell>
          <table:table-cell office:value-type="float" office:value="553" calcext:value-type="float">
            <text:p>553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Fo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Rivemort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570" calcext:value-type="float">
            <text:p>570</text:p>
          </table:table-cell>
          <table:table-cell office:value-type="float" office:value="478" calcext:value-type="float">
            <text:p>478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Fo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Tristebois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505" calcext:value-type="float">
            <text:p>505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Fo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Tristevallon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  <table:table-cell office:value-type="float" office:value="599" calcext:value-type="float">
            <text:p>59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Fo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dirith</text:p>
          </table:table-cell>
          <table:table-cell office:value-type="string" calcext:value-type="string">
            <text:p>Anciennement les hommes</text:p>
          </table:table-cell>
          <table:table-cell office:value-type="string" calcext:value-type="string">
            <text:p>Une forêt</text:p>
          </table:table-cell>
          <table:table-cell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562" calcext:value-type="float">
            <text:p>562</text:p>
          </table:table-cell>
          <table:table-cell office:value-type="float" office:value="603" calcext:value-type="float">
            <text:p>60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Fl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Rivière Gathlo</text:p>
          </table:table-cell>
          <table:table-cell office:value-type="string" calcext:value-type="string">
            <text:p>Anciennement les hommes</text:p>
          </table:table-cell>
          <table:table-cell table:style-name="ce2" office:value-type="string" calcext:value-type="string">
            <text:p><text:span text:style-name="T1">Alimenté par les eaux de la Mitheithel, de la Bruinen et du Glanduin, qui coule vers le sud-ouest et se jette dans Belegaer. Il sépare le Minhiriath au nord de l'Enedwaith au sud. </text:span></text:p>
          </table:table-cell>
          <table:table-cell office:value-type="float" office:value="2140" calcext:value-type="float">
            <text:p>2140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570" calcext:value-type="float">
            <text:p>570</text:p>
          </table:table-cell>
          <table:table-cell office:value-type="float" office:value="446" calcext:value-type="float">
            <text:p>446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Po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575" calcext:value-type="float">
            <text:p>575</text:p>
          </table:table-cell>
          <table:table-cell office:value-type="float" office:value="422" calcext:value-type="float">
            <text:p>422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P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555" calcext:value-type="float">
            <text:p>555</text:p>
          </table:table-cell>
          <table:table-cell office:value-type="float" office:value="496" calcext:value-type="float">
            <text:p>496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Po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559" calcext:value-type="float">
            <text:p>559</text:p>
          </table:table-cell>
          <table:table-cell office:value-type="float" office:value="549" calcext:value-type="float">
            <text:p>549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Po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569" calcext:value-type="float">
            <text:p>569</text:p>
          </table:table-cell>
          <table:table-cell office:value-type="float" office:value="603" calcext:value-type="float">
            <text:p>603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Po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542" calcext:value-type="float">
            <text:p>542</text:p>
          </table:table-cell>
          <table:table-cell office:value-type="float" office:value="705" calcext:value-type="float">
            <text:p>705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Po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532" calcext:value-type="float">
            <text:p>532</text:p>
          </table:table-cell>
          <table:table-cell office:value-type="float" office:value="433" calcext:value-type="float">
            <text:p>433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Ho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534" calcext:value-type="float">
            <text:p>534</text:p>
          </table:table-cell>
          <table:table-cell office:value-type="float" office:value="742" calcext:value-type="float">
            <text:p>74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Ho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535" calcext:value-type="float">
            <text:p>535</text:p>
          </table:table-cell>
          <table:table-cell office:value-type="float" office:value="528" calcext:value-type="float">
            <text:p>528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Ho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nedwaith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474" calcext:value-type="float">
            <text:p>474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Vier3</text:p>
          </table:table-cell>
          <table:table-cell office:value-type="string" calcext:value-type="string">
            <text:p>Eriador</text:p>
          </table:table-cell>
          <table:table-cell table:number-columns-repeated="3"/>
          <table:table-cell office:value-type="string" calcext:value-type="string">
            <text:p>Puits de vie</text:p>
          </table:table-cell>
          <table:table-cell office:value-type="string" calcext:value-type="string">
            <text:p>Anciennement les 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Mo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Pic de Thorin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Mo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Pic du mithril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Mo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Pic des Sinadrins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Viere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Kheledul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Viere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Celondim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Fl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Fleuve Lune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Viere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Duillond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Viere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Gondamon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Mo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Noglond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Fo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ôret de Haudh Lin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u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u froid mordant 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Ca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elfique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u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Auberge des basses-terres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Po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Po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Po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o1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Ho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Ho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edlui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Vier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2493" calcext:value-type="float">
            <text:p>2493</text:p>
          </table:table-cell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Ca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mirobel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a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mirobel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Ca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mirobel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a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Echad Ereigon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24" calcext:value-type="float">
            <text:p>42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a1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Gwingris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Ca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la houssay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Mo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Chaîne de la houssay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Fo1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Pend ereigon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Fo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Glad ereigon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la Moria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Ca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Echad Dunnan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Fl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Emyn naer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Fo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e la houssay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o1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Ho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Ho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Ho15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o1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rgion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Vier5</text:p>
          </table:table-cell>
          <table:table-cell office:value-type="string" calcext:value-type="string">
            <text:p>Eriador</text:p>
          </table:table-cell>
          <table:table-cell table:number-columns-repeated="6"/>
          <table:table-cell office:value-type="float" office:value="8210" calcext:value-type="float">
            <text:p>8210</text:p>
          </table:table-cell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Ca12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s géants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des géants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Fo13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Ost forod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ieri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Parth Aduial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ieri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Annuminas (capitale)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Fl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Fleuve</text:p>
          </table:table-cell>
          <table:table-cell office:value-type="string" calcext:value-type="string">
            <text:p>Brandevin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Ca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Campement</text:p>
          </table:table-cell>
          <table:table-cell office:value-type="string" calcext:value-type="string">
            <text:p>Campement de Dwalling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Fo14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Forêt</text:p>
          </table:table-cell>
          <table:table-cell office:value-type="string" calcext:value-type="string">
            <text:p>Forêt du toreau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Au6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Tour tyl ruimen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Au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Tour tyl annun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Mo7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Montagne</text:p>
          </table:table-cell>
          <table:table-cell office:value-type="string" calcext:value-type="string">
            <text:p>Montagne Tryn Foreth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o1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Po1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Po2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Point de régénération de magie </text:p>
          </table:table-cell>
          <table:table-cell office:value-type="string" calcext:value-type="string">
            <text:p>Puits de mana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614" calcext:value-type="float">
            <text:p>614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Ho18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Ho19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Ho20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Ho21</text:p>
          </table:table-cell>
          <table:table-cell office:value-type="string" calcext:value-type="string">
            <text:p>Eriador</text:p>
          </table:table-cell>
          <table:table-cell office:value-type="string" calcext:value-type="string">
            <text:p>Evendim</text:p>
          </table:table-cell>
          <table:table-cell/>
          <table:table-cell office:value-type="string" calcext:value-type="string">
            <text:p>Hotel de soin</text:p>
          </table:table-cell>
          <table:table-cell office:value-type="string" calcext:value-type="string">
            <text:p>Puits de vie</text:p>
          </table:table-cell>
          <table:table-cell office:value-type="string" calcext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Vier6</text:p>
          </table:table-cell>
          <table:table-cell office:value-type="string" calcext:value-type="string">
            <text:p>Eriador</text:p>
          </table:table-cell>
          <table:table-cell table:number-columns-repeated="6"/>
          <table:table-cell office:value-type="float" office:value="10921" calcext:value-type="float">
            <text:p>1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91" calcext:value-type="float">
            <text:p>69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Vier7</text:p>
          </table:table-cell>
          <table:table-cell office:value-type="string" calcext:value-type="string">
            <text:p>Eria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Vier8</text:p>
          </table:table-cell>
          <table:table-cell office:value-type="string" calcext:value-type="string">
            <text:p>Eria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83" calcext:value-type="float">
            <text:p>883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Vier9</text:p>
          </table:table-cell>
          <table:table-cell office:value-type="string" calcext:value-type="string">
            <text:p>Eria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Vier10</text:p>
          </table:table-cell>
          <table:table-cell office:value-type="string" calcext:value-type="string">
            <text:p>Eria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68" calcext:value-type="float">
            <text:p>668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Vier11</text:p>
          </table:table-cell>
          <table:table-cell office:value-type="string" calcext:value-type="string">
            <text:p>Eria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Vier12</text:p>
          </table:table-cell>
          <table:table-cell office:value-type="string" calcext:value-type="string">
            <text:p>Eria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Vier13</text:p>
          </table:table-cell>
          <table:table-cell office:value-type="string" calcext:value-type="string">
            <text:p>Eria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74" calcext:value-type="float">
            <text:p>874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Vier14</text:p>
          </table:table-cell>
          <table:table-cell office:value-type="string" calcext:value-type="string">
            <text:p>Eria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Eriador</text:p>
          </table:table-cell>
          <table:table-cell office:value-type="string" calcext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92" calcext:value-type="float">
            <text:p>6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go0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Vigo1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Vigo2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Vigo3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Vigo4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92" calcext:value-type="float">
            <text:p>69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Vigo5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77" calcext:value-type="float">
            <text:p>677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Vigo6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Vigo7</text:p>
          </table:table-cell>
          <table:table-cell office:value-type="string" calcext:value-type="string">
            <text:p>Gon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Gondor</text:p>
          </table:table-cell>
          <table:table-cell office:value-type="string" calcext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Virh0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Virh1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Virh2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Virh3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Virh4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Virh5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Virh6</text:p>
          </table:table-cell>
          <table:table-cell office:value-type="string" calcext:value-type="string">
            <text:p>Rhovanio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Rhovanion</text:p>
          </table:table-cell>
          <table:table-cell office:value-type="string" calcext:value-type="string">
            <text:p>Rhonan ouest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19:01:35.603839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22:58:16.57</meta:creation-date>
    <dc:date>2016-12-29T19:41:38.017610829</dc:date>
    <meta:editing-duration>P2DT4H16M33S</meta:editing-duration>
    <meta:editing-cycles>28</meta:editing-cycles>
    <meta:generator>LibreOffice/4.3.3.2$Linux_X86_64 LibreOffice_project/430m0$Build-2</meta:generator>
    <dc:creator>Molipate </dc:creator>
    <meta:document-statistic meta:table-count="3" meta:cell-count="2269" meta:object-count="0"/>
  </office:meta>
</office:document-meta>
</file>